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I" table:style-name="ta1">
        <table:shapes>
          <draw:frame draw:z-index="0" draw:style-name="gr1" draw:text-style-name="P1" svg:width="6.2984in" svg:height="3.5331in" svg:x="2.4638in" svg:y="0.0335in">
            <draw:object draw:notify-on-update-of-ranges="VI.A2:VI.B2 VI.A2:VI.B2 VI.A3:VI.B3 VI.A2:VI.B2 VI.A5:VI.B5 VI.A2:VI.B2 VI.A6:VI.B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4in" svg:height="3.5335in" svg:x="8.9016in" svg:y="0.011in">
            <draw:object draw:notify-on-update-of-ranges="VI.A10:VI.B10 VI.A10:VI.B10 VI.A11:VI.B11 VI.A10:VI.B10 VI.A12:VI.B12 VI.A10:VI.B10 VI.A13:VI.B13 VI.A10:VI.B10 VI.A15:VI.B15 VI.A10:VI.B10 VI.A16:VI.B1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4in" svg:height="3.5335in" svg:x="2.5067in" svg:y="3.8665in">
            <draw:object draw:notify-on-update-of-ranges="VI.A20:VI.B20 VI.A20:VI.B20 VI.A21:VI.B21 VI.A20:VI.B20 VI.A22:VI.B22 VI.A20:VI.B20 VI.A23:VI.B23 VI.A20:VI.B20 VI.A24:VI.B24 VI.A20:VI.B20 VI.A25:VI.B25 VI.A20:VI.B20 VI.A26:VI.B26 VI.A20:VI.B20 VI.A27:VI.B27 VI.A20:VI.B20 VI.A29:VI.B29 VI.A20:VI.B20 VI.A30:VI.B3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4in" svg:height="3.5335in" svg:x="8.9657in" svg:y="3.911in">
            <draw:object draw:notify-on-update-of-ranges="VI.A34:VI.B34 VI.A34:VI.B34 VI.A35:VI.B35 VI.A34:VI.B34 VI.A36:VI.B36 VI.A34:VI.B34 VI.A37:VI.B37 VI.A34:VI.B34 VI.A38:VI.B38 VI.A34:VI.B34 VI.A39:VI.B39 VI.A34:VI.B34 VI.A40:VI.B40 VI.A34:VI.B34 VI.A41:VI.B41 VI.A34:VI.B34 VI.A42:VI.B42 VI.A34:VI.B34 VI.A43:VI.B43 VI.A34:VI.B34 VI.A45:VI.B45 VI.A34:VI.B34 VI.A46:VI.B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2.6929in" svg:height="7.5248in" svg:x="2.5315in" svg:y="7.6728in">
            <draw:object draw:notify-on-update-of-ranges="VI.A50:VI.B50 VI.A50:VI.B50 VI.A51:VI.B51 VI.A50:VI.B50 VI.A52:VI.B52 VI.A50:VI.B50 VI.A53:VI.B53 VI.A50:VI.B50 VI.A54:VI.B54 VI.A50:VI.B50 VI.A55:VI.B55 VI.A50:VI.B50 VI.A56:VI.B56 VI.A50:VI.B50 VI.A57:VI.B57 VI.A50:VI.B50 VI.A58:VI.B58 VI.A50:VI.B50 VI.A59:VI.B59 VI.A50:VI.B50 VI.A60:VI.B60 VI.A50:VI.B50 VI.A61:VI.B61 VI.A50:VI.B50 VI.A62:VI.B62 VI.A50:VI.B50 VI.A63:VI.B63 VI.A50:VI.B50 VI.A64:VI.B64 VI.A50:VI.B50 VI.A65:VI.B65 VI.A50:VI.B50 VI.A66:VI.B66 VI.A50:VI.B50 VI.A67:VI.B67 VI.A50:VI.B50 VI.A68:VI.B68 VI.A50:VI.B50 VI.A69:VI.B69 VI.A50:VI.B50 VI.A71:VI.B71 VI.A50:VI.B50 VI.A72:VI.B7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rizon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-16.0575" calcext:value-type="float">
            <text:p>-16.0575</text:p>
          </table:table-cell>
          <table:table-cell office:value-type="float" office:value="6.9325" calcext:value-type="float">
            <text:p>6.9325</text:p>
          </table:table-cell>
        </table:table-row>
        <table:table-row table:style-name="ro1">
          <table:table-cell office:value-type="float" office:value="6.9325" calcext:value-type="float">
            <text:p>6.9325</text:p>
          </table:table-cell>
          <table:table-cell office:value-type="float" office:value="-16.0575" calcext:value-type="float">
            <text:p>-16.05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0.95" calcext:value-type="float">
            <text:p>-100.9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4.86282" calcext:value-type="float">
            <text:p>-4.86282</text:p>
          </table:table-cell>
          <table:table-cell office:value-type="float" office:value="4.32012" calcext:value-type="float">
            <text:p>4.32012</text:p>
          </table:table-cell>
        </table:table-row>
        <table:table-row table:style-name="ro1">
          <table:table-cell office:value-type="float" office:value="-16.96" calcext:value-type="float">
            <text:p>-16.96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float" office:value="-28.3518" calcext:value-type="float">
            <text:p>-28.3518</text:p>
          </table:table-cell>
          <table:table-cell office:value-type="float" office:value="7.29576" calcext:value-type="float">
            <text:p>7.29576</text:p>
          </table:table-cell>
        </table:table-row>
        <table:table-row table:style-name="ro1">
          <table:table-cell office:value-type="float" office:value="4.32012" calcext:value-type="float">
            <text:p>4.32012</text:p>
          </table:table-cell>
          <table:table-cell office:value-type="float" office:value="-4.86282" calcext:value-type="float">
            <text:p>-4.86282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office:value-type="float" office:value="6.03" calcext:value-type="float">
            <text:p>6.03</text:p>
          </table:table-cell>
          <table:table-cell office:value-type="float" office:value="-16.96" calcext:value-type="float">
            <text:p>-16.96</text:p>
          </table:table-cell>
        </table:table-row>
        <table:table-row table:style-name="ro1">
          <table:table-cell office:value-type="float" office:value="7.29576" calcext:value-type="float">
            <text:p>7.29576</text:p>
          </table:table-cell>
          <table:table-cell office:value-type="float" office:value="-28.3518" calcext:value-type="float">
            <text:p>-28.351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101.852" calcext:value-type="float">
            <text:p>-101.852</text:p>
          </table:table-cell>
          <table:table-cell office:value-type="float" office:value="8.1475" calcext:value-type="float">
            <text:p>8.1475</text:p>
          </table:table-cell>
        </table:table-row>
        <table:table-row table:style-name="ro1">
          <table:table-cell office:value-type="float" office:value="8.1475" calcext:value-type="float">
            <text:p>8.1475</text:p>
          </table:table-cell>
          <table:table-cell office:value-type="float" office:value="-101.852" calcext:value-type="float">
            <text:p>-101.852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.79554" calcext:value-type="float">
            <text:p>1.79554</text:p>
          </table:table-cell>
        </table:table-row>
        <table:table-row table:style-name="ro1">
          <table:table-cell office:value-type="float" office:value="0.0716959" calcext:value-type="float">
            <text:p>0.0716959</text:p>
          </table:table-cell>
          <table:table-cell office:value-type="float" office:value="3.17627" calcext:value-type="float">
            <text:p>3.17627</text:p>
          </table:table-cell>
        </table:table-row>
        <table:table-row table:style-name="ro1">
          <table:table-cell office:value-type="float" office:value="-1.55164" calcext:value-type="float">
            <text:p>-1.55164</text:p>
          </table:table-cell>
          <table:table-cell office:value-type="float" office:value="4.19837" calcext:value-type="float">
            <text:p>4.19837</text:p>
          </table:table-cell>
        </table:table-row>
        <table:table-row table:style-name="ro1">
          <table:table-cell office:value-type="float" office:value="-1.55164" calcext:value-type="float">
            <text:p>-1.55164</text:p>
          </table:table-cell>
          <table:table-cell office:value-type="float" office:value="4.19837" calcext:value-type="float">
            <text:p>4.19837</text:p>
          </table:table-cell>
        </table:table-row>
        <table:table-row table:style-name="ro1">
          <table:table-cell office:value-type="float" office:value="-3.17497" calcext:value-type="float">
            <text:p>-3.17497</text:p>
          </table:table-cell>
          <table:table-cell office:value-type="float" office:value="5.22047" calcext:value-type="float">
            <text:p>5.22047</text:p>
          </table:table-cell>
        </table:table-row>
        <table:table-row table:style-name="ro1">
          <table:table-cell office:value-type="float" office:value="3.17627" calcext:value-type="float">
            <text:p>3.17627</text:p>
          </table:table-cell>
          <table:table-cell office:value-type="float" office:value="0.0716959" calcext:value-type="float">
            <text:p>0.0716959</text:p>
          </table:table-cell>
        </table:table-row>
        <table:table-row table:style-name="ro1">
          <table:table-cell office:value-type="float" office:value="4.19837" calcext:value-type="float">
            <text:p>4.19837</text:p>
          </table:table-cell>
          <table:table-cell office:value-type="float" office:value="-1.55164" calcext:value-type="float">
            <text:p>-1.55164</text:p>
          </table:table-cell>
        </table:table-row>
        <table:table-row table:style-name="ro1">
          <table:table-cell office:value-type="float" office:value="4.19837" calcext:value-type="float">
            <text:p>4.19837</text:p>
          </table:table-cell>
          <table:table-cell office:value-type="float" office:value="-1.55164" calcext:value-type="float">
            <text:p>-1.55164</text:p>
          </table:table-cell>
        </table:table-row>
        <table:table-row table:style-name="ro1">
          <table:table-cell office:value-type="float" office:value="5.22047" calcext:value-type="float">
            <text:p>5.22047</text:p>
          </table:table-cell>
          <table:table-cell office:value-type="float" office:value="-3.17497" calcext:value-type="float">
            <text:p>-3.1749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7.8057" calcext:value-type="float">
            <text:p>-97.8057</text:p>
          </table:table-cell>
          <table:table-cell office:value-type="float" office:value="12.1943" calcext:value-type="float">
            <text:p>12.1943</text:p>
          </table:table-cell>
        </table:table-row>
        <table:table-row table:style-name="ro1">
          <table:table-cell office:value-type="float" office:value="12.1943" calcext:value-type="float">
            <text:p>12.1943</text:p>
          </table:table-cell>
          <table:table-cell office:value-type="float" office:value="-97.8057" calcext:value-type="float">
            <text:p>-97.8057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13.4874" calcext:value-type="float">
            <text:p>-13.4874</text:p>
          </table:table-cell>
          <table:table-cell office:value-type="float" office:value="9.10277" calcext:value-type="float">
            <text:p>9.10277</text:p>
          </table:table-cell>
        </table:table-row>
        <table:table-row table:style-name="ro1">
          <table:table-cell office:value-type="float" office:value="-14.8794" calcext:value-type="float">
            <text:p>-14.8794</text:p>
          </table:table-cell>
          <table:table-cell office:value-type="float" office:value="9.29952" calcext:value-type="float">
            <text:p>9.29952</text:p>
          </table:table-cell>
        </table:table-row>
        <table:table-row table:style-name="ro1">
          <table:table-cell office:value-type="float" office:value="-16.1903" calcext:value-type="float">
            <text:p>-16.1903</text:p>
          </table:table-cell>
          <table:table-cell office:value-type="float" office:value="9.44517" calcext:value-type="float">
            <text:p>9.44517</text:p>
          </table:table-cell>
        </table:table-row>
        <table:table-row table:style-name="ro1">
          <table:table-cell office:value-type="float" office:value="-16.1903" calcext:value-type="float">
            <text:p>-16.1903</text:p>
          </table:table-cell>
          <table:table-cell office:value-type="float" office:value="9.44517" calcext:value-type="float">
            <text:p>9.44517</text:p>
          </table:table-cell>
        </table:table-row>
        <table:table-row table:style-name="ro1">
          <table:table-cell office:value-type="float" office:value="-17.5011" calcext:value-type="float">
            <text:p>-17.5011</text:p>
          </table:table-cell>
          <table:table-cell office:value-type="float" office:value="9.59082" calcext:value-type="float">
            <text:p>9.59082</text:p>
          </table:table-cell>
        </table:table-row>
        <table:table-row table:style-name="ro1">
          <table:table-cell office:value-type="float" office:value="-12.3725" calcext:value-type="float">
            <text:p>-12.3725</text:p>
          </table:table-cell>
          <table:table-cell office:value-type="float" office:value="8.85712" calcext:value-type="float">
            <text:p>8.85712</text:p>
          </table:table-cell>
        </table:table-row>
        <table:table-row table:style-name="ro1">
          <table:table-cell office:value-type="float" office:value="-11.5471" calcext:value-type="float">
            <text:p>-11.5471</text:p>
          </table:table-cell>
          <table:table-cell office:value-type="float" office:value="8.6258" calcext:value-type="float">
            <text:p>8.6258</text:p>
          </table:table-cell>
        </table:table-row>
        <table:table-row table:style-name="ro1">
          <table:table-cell office:value-type="float" office:value="-11.5471" calcext:value-type="float">
            <text:p>-11.5471</text:p>
          </table:table-cell>
          <table:table-cell office:value-type="float" office:value="8.6258" calcext:value-type="float">
            <text:p>8.6258</text:p>
          </table:table-cell>
        </table:table-row>
        <table:table-row table:style-name="ro1">
          <table:table-cell table:number-columns-repeated="2" office:value-type="float" office:value="2.7631" calcext:value-type="float">
            <text:p>2.7631</text:p>
          </table:table-cell>
        </table:table-row>
        <table:table-row table:style-name="ro1">
          <table:table-cell office:value-type="float" office:value="-10.7218" calcext:value-type="float">
            <text:p>-10.7218</text:p>
          </table:table-cell>
          <table:table-cell office:value-type="float" office:value="8.39447" calcext:value-type="float">
            <text:p>8.39447</text:p>
          </table:table-cell>
        </table:table-row>
        <table:table-row table:style-name="ro1">
          <table:table-cell office:value-type="float" office:value="9.10277" calcext:value-type="float">
            <text:p>9.10277</text:p>
          </table:table-cell>
          <table:table-cell office:value-type="float" office:value="-13.4874" calcext:value-type="float">
            <text:p>-13.4874</text:p>
          </table:table-cell>
        </table:table-row>
        <table:table-row table:style-name="ro1">
          <table:table-cell office:value-type="float" office:value="8.85712" calcext:value-type="float">
            <text:p>8.85712</text:p>
          </table:table-cell>
          <table:table-cell office:value-type="float" office:value="-12.3725" calcext:value-type="float">
            <text:p>-12.3725</text:p>
          </table:table-cell>
        </table:table-row>
        <table:table-row table:style-name="ro1">
          <table:table-cell office:value-type="float" office:value="8.6258" calcext:value-type="float">
            <text:p>8.6258</text:p>
          </table:table-cell>
          <table:table-cell office:value-type="float" office:value="-11.5471" calcext:value-type="float">
            <text:p>-11.5471</text:p>
          </table:table-cell>
        </table:table-row>
        <table:table-row table:style-name="ro1">
          <table:table-cell office:value-type="float" office:value="8.6258" calcext:value-type="float">
            <text:p>8.6258</text:p>
          </table:table-cell>
          <table:table-cell office:value-type="float" office:value="-11.5471" calcext:value-type="float">
            <text:p>-11.5471</text:p>
          </table:table-cell>
        </table:table-row>
        <table:table-row table:style-name="ro1">
          <table:table-cell office:value-type="float" office:value="8.39447" calcext:value-type="float">
            <text:p>8.39447</text:p>
          </table:table-cell>
          <table:table-cell office:value-type="float" office:value="-10.7218" calcext:value-type="float">
            <text:p>-10.7218</text:p>
          </table:table-cell>
        </table:table-row>
        <table:table-row table:style-name="ro1">
          <table:table-cell office:value-type="float" office:value="9.29952" calcext:value-type="float">
            <text:p>9.29952</text:p>
          </table:table-cell>
          <table:table-cell office:value-type="float" office:value="-14.8794" calcext:value-type="float">
            <text:p>-14.8794</text:p>
          </table:table-cell>
        </table:table-row>
        <table:table-row table:style-name="ro1">
          <table:table-cell office:value-type="float" office:value="9.44517" calcext:value-type="float">
            <text:p>9.44517</text:p>
          </table:table-cell>
          <table:table-cell office:value-type="float" office:value="-16.1903" calcext:value-type="float">
            <text:p>-16.1903</text:p>
          </table:table-cell>
        </table:table-row>
        <table:table-row table:style-name="ro1">
          <table:table-cell office:value-type="float" office:value="9.44517" calcext:value-type="float">
            <text:p>9.44517</text:p>
          </table:table-cell>
          <table:table-cell office:value-type="float" office:value="-16.1903" calcext:value-type="float">
            <text:p>-16.1903</text:p>
          </table:table-cell>
        </table:table-row>
        <table:table-row table:style-name="ro1">
          <table:table-cell office:value-type="float" office:value="9.59082" calcext:value-type="float">
            <text:p>9.59082</text:p>
          </table:table-cell>
          <table:table-cell office:value-type="float" office:value="-17.5011" calcext:value-type="float">
            <text:p>-17.50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-98.2942" calcext:value-type="float">
            <text:p>-98.2942</text:p>
          </table:table-cell>
          <table:table-cell office:value-type="float" office:value="11.7058" calcext:value-type="float">
            <text:p>11.7058</text:p>
          </table:table-cell>
        </table:table-row>
        <table:table-row table:style-name="ro1">
          <table:table-cell office:value-type="float" office:value="11.7058" calcext:value-type="float">
            <text:p>11.7058</text:p>
          </table:table-cell>
          <table:table-cell office:value-type="float" office:value="-98.2942" calcext:value-type="float">
            <text:p>-98.2942</text:p>
          </table:table-cell>
        </table:table-row>
      </table:table>
      <table:table table:name="PBVI" table:style-name="ta1">
        <table:shapes>
          <draw:frame draw:z-index="0" draw:style-name="gr1" draw:text-style-name="P1" svg:width="6.2984in" svg:height="3.5331in" svg:x="2.4638in" svg:y="0.0335in">
            <draw:object draw:notify-on-update-of-ranges="PBVI.A2:PBVI.B2 PBVI.A3:PBVI.B3 PBVI.A4:PBVI.B4 PBVI.A5:PBVI.B5 PBVI.A6:PBVI.B6 PBVI.A7:PBVI.B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6.2984in" svg:height="3.5335in" svg:x="8.9016in" svg:y="0.011in">
            <draw:object draw:notify-on-update-of-ranges="PBVI.A12:PBVI.B12 PBVI.A13:PBVI.B13 PBVI.A14:PBVI.B14 PBVI.A15:PBVI.B15 PBVI.A16:PBVI.B16 PBVI.A17:PBVI.B17 PBVI.A18:PBVI.B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6.2984in" svg:height="3.5335in" svg:x="2.5067in" svg:y="3.8665in">
            <draw:object draw:notify-on-update-of-ranges="PBVI.A22:PBVI.B22 PBVI.A23:PBVI.B23 PBVI.A24:PBVI.B24 PBVI.A25:PBVI.B25 PBVI.A26:PBVI.B26 PBVI.A27:PBVI.B2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1" draw:text-style-name="P1" svg:width="6.2984in" svg:height="3.5335in" svg:x="8.9657in" svg:y="3.911in">
            <draw:object draw:notify-on-update-of-ranges="PBVI.A32:PBVI.B32 PBVI.A33:PBVI.B33 PBVI.A34:PBVI.B34 PBVI.A35:PBVI.B35 PBVI.A36:PBVI.B36 PBVI.A37:PBVI.B37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12.6929in" svg:height="7.5248in" svg:x="2.5315in" svg:y="7.6728in">
            <draw:object draw:notify-on-update-of-ranges="PBVI.A42:PBVI.B42 PBVI.A43:PBVI.B43 PBVI.A44:PBVI.B44 PBVI.A45:PBVI.B45 PBVI.A46:PBVI.B46 PBVI.A47:PBVI.B47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rizon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-1" calcext:value-type="float">
            <text:p>-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>
          <table:table-cell office:value-type="float" office:value="-100.95" calcext:value-type="float">
            <text:p>-100.95</text:p>
          </table:table-cell>
          <table:table-cell office:value-type="float" office:value="9.05" calcext:value-type="float">
            <text:p>9.05</text:p>
          </table:table-cell>
        </table:table-row>
        <table:table-row table:style-name="ro1">
          <table:table-cell office:value-type="float" office:value="-16.0575" calcext:value-type="float">
            <text:p>-16.0575</text:p>
          </table:table-cell>
          <table:table-cell office:value-type="float" office:value="6.9325" calcext:value-type="float">
            <text:p>6.9325</text:p>
          </table:table-cell>
        </table:table-row>
        <table:table-row table:style-name="ro1">
          <table:table-cell office:value-type="float" office:value="6.9325" calcext:value-type="float">
            <text:p>6.9325</text:p>
          </table:table-cell>
          <table:table-cell office:value-type="float" office:value="-16.0575" calcext:value-type="float">
            <text:p>-16.0575</text:p>
          </table:table-cell>
        </table:table-row>
        <table:table-row table:style-name="ro1">
          <table:table-cell table:number-columns-repeated="2" office:value-type="float" office:value="-1.95" calcext:value-type="float">
            <text:p>-1.95</text:p>
          </table:table-cell>
        </table:table-row>
        <table:table-row table:style-name="ro1">
          <table:table-cell office:value-type="float" office:value="9.05" calcext:value-type="float">
            <text:p>9.05</text:p>
          </table:table-cell>
          <table:table-cell office:value-type="float" office:value="-100.95" calcext:value-type="float">
            <text:p>-100.9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.1475" calcext:value-type="float">
            <text:p>8.1475</text:p>
          </table:table-cell>
          <table:table-cell office:value-type="float" office:value="-101.852" calcext:value-type="float">
            <text:p>-101.852</text:p>
          </table:table-cell>
        </table:table-row>
        <table:table-row table:style-name="ro1">
          <table:table-cell office:value-type="float" office:value="-101.852" calcext:value-type="float">
            <text:p>-101.852</text:p>
          </table:table-cell>
          <table:table-cell office:value-type="float" office:value="8.1475" calcext:value-type="float">
            <text:p>8.1475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>
          <table:table-cell table:number-columns-repeated="2" office:value-type="float" office:value="2.3098" calcext:value-type="float">
            <text:p>2.309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.1943" calcext:value-type="float">
            <text:p>12.1943</text:p>
          </table:table-cell>
          <table:table-cell office:value-type="float" office:value="-97.8057" calcext:value-type="float">
            <text:p>-97.8057</text:p>
          </table:table-cell>
        </table:table-row>
        <table:table-row table:style-name="ro1">
          <table:table-cell office:value-type="float" office:value="-97.8057" calcext:value-type="float">
            <text:p>-97.8057</text:p>
          </table:table-cell>
          <table:table-cell office:value-type="float" office:value="12.1943" calcext:value-type="float">
            <text:p>12.1943</text:p>
          </table:table-cell>
        </table:table-row>
        <table:table-row table:style-name="ro1">
          <table:table-cell table:number-columns-repeated="2" office:value-type="float" office:value="1.19431" calcext:value-type="float">
            <text:p>1.19431</text:p>
          </table:table-cell>
        </table:table-row>
        <table:table-row table:style-name="ro1">
          <table:table-cell table:number-columns-repeated="2" office:value-type="float" office:value="1.19431" calcext:value-type="float">
            <text:p>1.19431</text:p>
          </table:table-cell>
        </table:table-row>
        <table:table-row table:style-name="ro1">
          <table:table-cell table:number-columns-repeated="2" office:value-type="float" office:value="1.19431" calcext:value-type="float">
            <text:p>1.19431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orizon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.1346" calcext:value-type="float">
            <text:p>11.1346</text:p>
          </table:table-cell>
          <table:table-cell office:value-type="float" office:value="-98.8654" calcext:value-type="float">
            <text:p>-98.8654</text:p>
          </table:table-cell>
        </table:table-row>
        <table:table-row table:style-name="ro1">
          <table:table-cell office:value-type="float" office:value="-98.8654" calcext:value-type="float">
            <text:p>-98.8654</text:p>
          </table:table-cell>
          <table:table-cell office:value-type="float" office:value="11.1346" calcext:value-type="float">
            <text:p>11.1346</text:p>
          </table:table-cell>
        </table:table-row>
        <table:table-row table:style-name="ro1">
          <table:table-cell office:value-type="float" office:value="-13.9729" calcext:value-type="float">
            <text:p>-13.9729</text:p>
          </table:table-cell>
          <table:table-cell office:value-type="float" office:value="9.01709" calcext:value-type="float">
            <text:p>9.01709</text:p>
          </table:table-cell>
        </table:table-row>
        <table:table-row table:style-name="ro1">
          <table:table-cell office:value-type="float" office:value="9.01709" calcext:value-type="float">
            <text:p>9.01709</text:p>
          </table:table-cell>
          <table:table-cell office:value-type="float" office:value="-13.9729" calcext:value-type="float">
            <text:p>-13.9729</text:p>
          </table:table-cell>
        </table:table-row>
        <table:table-row table:style-name="ro1">
          <table:table-cell table:number-columns-repeated="2" office:value-type="float" office:value="0.134594" calcext:value-type="float">
            <text:p>0.1345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21:54:57.21747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2T23:23:18.856709000</dc:date>
    <meta:generator>LibreOffice/4.2.2.1$MacOSX_X86_64 LibreOffice_project/3be8cda0bddd8e430d8cda1ebfd581265cca5a0f</meta:generator>
    <meta:editing-duration>PT1H27M28S</meta:editing-duration>
    <meta:editing-cycles>5</meta:editing-cycles>
    <meta:document-statistic meta:table-count="2" meta:cell-count="19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scatter" chart:row-mapping="0 1 2" chart:style-name="ch1">
        <chart:legend chart:legend-position="end" svg:x="13.655cm" svg:y="3.678cm" style:legend-expansion="high" chart:style-name="ch2"/>
        <chart:plot-area chart:style-name="ch3" table:cell-range-address="VI.A2:VI.B3 VI.A5:VI.B6" chart:data-source-has-labels="row" svg:x="0.769cm" svg:y="0.851cm" svg:width="12.248cm" svg:height="7.525cm">
          <chartooo:coordinate-region svg:x="1.723cm" svg:y="1.055cm" svg:width="11.049cm" svg:height="7.119cm"/>
          <chart:axis chart:dimension="x" chart:name="primary-x" chart:style-name="ch4" chartooo:axis-type="auto">
            <chart:categories table:cell-range-address="VI.A2:VI.B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3:VI.B3" chart:class="chart:scatter">
            <chart:domain table:cell-range-address="VI.A2:VI.B2"/>
            <chart:data-point chart:repeated="2"/>
          </chart:series>
          <chart:series chart:style-name="ch7" chart:values-cell-range-address="VI.A5:VI.B5" chart:class="chart:scatter">
            <chart:data-point chart:repeated="2"/>
          </chart:series>
          <chart:series chart:style-name="ch8" chart:values-cell-range-address="VI.A6:VI.B6" chart:class="chart:scatte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2:VI.B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2:VI.B2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VI.A3:VI.B3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100">
                <text:p>-100</text:p>
                <draw:g>
                  <svg:desc>VI.A5:VI.B5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VI.A6:VI.B6</svg:desc>
                </draw:g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241cm" svg:height="19.114cm" xlink:href=".." xlink:type="simple" chart:class="chart:scatter" chart:style-name="ch1">
        <chart:legend chart:legend-position="end" svg:x="29.708cm" svg:y="8.242cm" style:legend-expansion="high" chart:style-name="ch2"/>
        <chart:plot-area chart:style-name="ch3" table:cell-range-address="PBVI.A42:PBVI.B47" chart:data-source-has-labels="row" svg:x="1.094cm" svg:y="1.663cm" svg:width="27.326cm" svg:height="16.649cm">
          <chartooo:coordinate-region svg:x="2.048cm" svg:y="1.867cm" svg:width="26.127cm" svg:height="16.242cm"/>
          <chart:axis chart:dimension="x" chart:name="primary-x" chart:style-name="ch4" chartooo:axis-type="auto">
            <chart:categories table:cell-range-address="PBVI.A42:PBVI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43:PBVI.B43" chart:class="chart:scatter">
            <chart:domain table:cell-range-address="PBVI.A42:PBVI.B42"/>
            <chart:data-point chart:repeated="2"/>
          </chart:series>
          <chart:series chart:style-name="ch7" chart:values-cell-range-address="PBVI.A44:PBVI.B44" chart:class="chart:scatter">
            <chart:data-point chart:repeated="2"/>
          </chart:series>
          <chart:series chart:style-name="ch8" chart:values-cell-range-address="PBVI.A45:PBVI.B45" chart:class="chart:scatter">
            <chart:data-point chart:repeated="2"/>
          </chart:series>
          <chart:series chart:style-name="ch9" chart:values-cell-range-address="PBVI.A46:PBVI.B46" chart:class="chart:scatter">
            <chart:data-point chart:repeated="2"/>
          </chart:series>
          <chart:series chart:style-name="ch10" chart:values-cell-range-address="PBVI.A47:PBVI.B4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42:PBVI.B4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11.1346">
                <text:p>11.1346</text:p>
                <draw:g>
                  <svg:desc>PBVI.A43:PBVI.B43</svg:desc>
                </draw:g>
              </table:table-cell>
              <table:table-cell office:value-type="float" office:value="-98.8654">
                <text:p>-98.8654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-98.8654">
                <text:p>-98.8654</text:p>
                <draw:g>
                  <svg:desc>PBVI.A44:PBVI.B44</svg:desc>
                </draw:g>
              </table:table-cell>
              <table:table-cell office:value-type="float" office:value="11.1346">
                <text:p>11.1346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-13.9729">
                <text:p>-13.9729</text:p>
                <draw:g>
                  <svg:desc>PBVI.A45:PBVI.B45</svg:desc>
                </draw:g>
              </table:table-cell>
              <table:table-cell office:value-type="float" office:value="9.01709">
                <text:p>9.01709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9.01709">
                <text:p>9.01709</text:p>
                <draw:g>
                  <svg:desc>PBVI.A46:PBVI.B46</svg:desc>
                </draw:g>
              </table:table-cell>
              <table:table-cell office:value-type="float" office:value="-13.9729">
                <text:p>-13.9729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134594">
                <text:p>0.134594</text:p>
                <draw:g>
                  <svg:desc>PBVI.A47:PBVI.B47</svg:desc>
                </draw:g>
              </table:table-cell>
              <table:table-cell office:value-type="float" office:value="0.134594">
                <text:p>0.13459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" chart:style-name="ch1">
        <chart:legend chart:legend-position="end" svg:x="13.466cm" svg:y="3.173cm" style:legend-expansion="high" chart:style-name="ch2"/>
        <chart:plot-area chart:style-name="ch3" table:cell-range-address="VI.A10:VI.B13 VI.A15:VI.B16" chart:data-source-has-labels="row" svg:x="0.769cm" svg:y="0.851cm" svg:width="12.059cm" svg:height="7.526cm">
          <chartooo:coordinate-region svg:x="1.723cm" svg:y="1.055cm" svg:width="10.86cm" svg:height="7.12cm"/>
          <chart:axis chart:dimension="x" chart:name="primary-x" chart:style-name="ch4" chartooo:axis-type="auto">
            <chart:categories table:cell-range-address="VI.A10:VI.B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11:VI.B11" chart:class="chart:scatter">
            <chart:domain table:cell-range-address="VI.A10:VI.B10"/>
            <chart:data-point chart:repeated="2"/>
          </chart:series>
          <chart:series chart:style-name="ch7" chart:values-cell-range-address="VI.A12:VI.B12" chart:class="chart:scatter">
            <chart:data-point chart:repeated="2"/>
          </chart:series>
          <chart:series chart:style-name="ch8" chart:values-cell-range-address="VI.A13:VI.B13" chart:class="chart:scatter">
            <chart:data-point chart:repeated="2"/>
          </chart:series>
          <chart:series chart:style-name="ch9" chart:values-cell-range-address="VI.A15:VI.B15" chart:class="chart:scatter">
            <chart:data-point chart:repeated="2"/>
          </chart:series>
          <chart:series chart:style-name="ch10" chart:values-cell-range-address="VI.A16:VI.B16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10:VI.B1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10:VI.B1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-1.95">
                <text:p>-1.95</text:p>
                <draw:g>
                  <svg:desc>VI.A11:VI.B11</svg:desc>
                </draw:g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-16.0575">
                <text:p>-16.0575</text:p>
                <draw:g>
                  <svg:desc>VI.A12:VI.B12</svg:desc>
                </draw:g>
              </table:table-cell>
              <table:table-cell office:value-type="float" office:value="6.9325">
                <text:p>6.9325</text:p>
              </table:table-cell>
            </table:table-row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6.9325">
                <text:p>6.9325</text:p>
                <draw:g>
                  <svg:desc>VI.A13:VI.B13</svg:desc>
                </draw:g>
              </table:table-cell>
              <table:table-cell office:value-type="float" office:value="-16.0575">
                <text:p>-16.057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-100.95">
                <text:p>-100.95</text:p>
                <draw:g>
                  <svg:desc>VI.A15:VI.B15</svg:desc>
                </draw:g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VI.A16:VI.B16</svg:desc>
                </draw:g>
              </table:table-cell>
              <table:table-cell office:value-type="float" office:value="-100.95">
                <text:p>-100.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 5 6 7 8" chart:style-name="ch1">
        <chart:legend chart:legend-position="end" svg:x="13.466cm" svg:y="2.161cm" style:legend-expansion="high" chart:style-name="ch2"/>
        <chart:plot-area chart:style-name="ch3" table:cell-range-address="VI.A20:VI.B27 VI.A29:VI.B30" chart:data-source-has-labels="row" svg:x="0.769cm" svg:y="0.851cm" svg:width="12.059cm" svg:height="7.526cm">
          <chartooo:coordinate-region svg:x="1.723cm" svg:y="1.055cm" svg:width="10.86cm" svg:height="7.12cm"/>
          <chart:axis chart:dimension="x" chart:name="primary-x" chart:style-name="ch4" chartooo:axis-type="auto">
            <chart:categories table:cell-range-address="VI.A20:VI.B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21:VI.B21" chart:class="chart:scatter">
            <chart:domain table:cell-range-address="VI.A20:VI.B20"/>
            <chart:data-point chart:repeated="2"/>
          </chart:series>
          <chart:series chart:style-name="ch7" chart:values-cell-range-address="VI.A22:VI.B22" chart:class="chart:scatter">
            <chart:data-point chart:repeated="2"/>
          </chart:series>
          <chart:series chart:style-name="ch8" chart:values-cell-range-address="VI.A23:VI.B23" chart:class="chart:scatter">
            <chart:data-point chart:repeated="2"/>
          </chart:series>
          <chart:series chart:style-name="ch9" chart:values-cell-range-address="VI.A24:VI.B24" chart:class="chart:scatter">
            <chart:data-point chart:repeated="2"/>
          </chart:series>
          <chart:series chart:style-name="ch10" chart:values-cell-range-address="VI.A25:VI.B25" chart:class="chart:scatter">
            <chart:data-point chart:repeated="2"/>
          </chart:series>
          <chart:series chart:style-name="ch11" chart:values-cell-range-address="VI.A26:VI.B26" chart:class="chart:scatter">
            <chart:data-point chart:repeated="2"/>
          </chart:series>
          <chart:series chart:style-name="ch12" chart:values-cell-range-address="VI.A27:VI.B27" chart:class="chart:scatter">
            <chart:data-point chart:repeated="2"/>
          </chart:series>
          <chart:series chart:style-name="ch13" chart:values-cell-range-address="VI.A29:VI.B29" chart:class="chart:scatter">
            <chart:data-point chart:repeated="2"/>
          </chart:series>
          <chart:series chart:style-name="ch14" chart:values-cell-range-address="VI.A30:VI.B30" chart:class="chart:scatte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20:VI.B2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20:VI.B2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-4.86282">
                <text:p>-4.86282</text:p>
                <draw:g>
                  <svg:desc>VI.A21:VI.B21</svg:desc>
                </draw:g>
              </table:table-cell>
              <table:table-cell office:value-type="float" office:value="4.32012">
                <text:p>4.32012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-16.96">
                <text:p>-16.96</text:p>
                <draw:g>
                  <svg:desc>VI.A22:VI.B22</svg:desc>
                </draw:g>
              </table:table-cell>
              <table:table-cell office:value-type="float" office:value="6.03">
                <text:p>6.03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-28.3518">
                <text:p>-28.3518</text:p>
                <draw:g>
                  <svg:desc>VI.A23:VI.B23</svg:desc>
                </draw:g>
              </table:table-cell>
              <table:table-cell office:value-type="float" office:value="7.29576">
                <text:p>7.29576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4.32012">
                <text:p>4.32012</text:p>
                <draw:g>
                  <svg:desc>VI.A24:VI.B24</svg:desc>
                </draw:g>
              </table:table-cell>
              <table:table-cell office:value-type="float" office:value="-4.86282">
                <text:p>-4.86282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VI.A25:VI.B25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6.03">
                <text:p>6.03</text:p>
                <draw:g>
                  <svg:desc>VI.A26:VI.B26</svg:desc>
                </draw:g>
              </table:table-cell>
              <table:table-cell office:value-type="float" office:value="-16.96">
                <text:p>-16.96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7.29576">
                <text:p>7.29576</text:p>
                <draw:g>
                  <svg:desc>VI.A27:VI.B27</svg:desc>
                </draw:g>
              </table:table-cell>
              <table:table-cell office:value-type="float" office:value="-28.3518">
                <text:p>-28.3518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-101.852">
                <text:p>-101.852</text:p>
                <draw:g>
                  <svg:desc>VI.A29:VI.B29</svg:desc>
                </draw:g>
              </table:table-cell>
              <table:table-cell office:value-type="float" office:value="8.1475">
                <text:p>8.1475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8.1475">
                <text:p>8.1475</text:p>
                <draw:g>
                  <svg:desc>VI.A30:VI.B30</svg:desc>
                </draw:g>
              </table:table-cell>
              <table:table-cell office:value-type="float" office:value="-101.852">
                <text:p>-101.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row-mapping="0 1 2 3 4 5 6 7 8 9 10" chart:style-name="ch1">
        <chart:legend chart:legend-position="end" svg:x="13.466cm" svg:y="1.655cm" style:legend-expansion="high" chart:style-name="ch2"/>
        <chart:plot-area chart:style-name="ch3" table:cell-range-address="VI.A34:VI.B43 VI.A45:VI.B46" chart:data-source-has-labels="row" svg:x="0.769cm" svg:y="0.851cm" svg:width="12.059cm" svg:height="7.526cm">
          <chartooo:coordinate-region svg:x="1.723cm" svg:y="1.055cm" svg:width="10.86cm" svg:height="7.12cm"/>
          <chart:axis chart:dimension="x" chart:name="primary-x" chart:style-name="ch4" chartooo:axis-type="auto">
            <chart:categories table:cell-range-address="VI.A34:VI.B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35:VI.B35" chart:class="chart:scatter">
            <chart:domain table:cell-range-address="VI.A34:VI.B34"/>
            <chart:data-point chart:repeated="2"/>
          </chart:series>
          <chart:series chart:style-name="ch7" chart:values-cell-range-address="VI.A36:VI.B36" chart:class="chart:scatter">
            <chart:data-point chart:repeated="2"/>
          </chart:series>
          <chart:series chart:style-name="ch8" chart:values-cell-range-address="VI.A37:VI.B37" chart:class="chart:scatter">
            <chart:data-point chart:repeated="2"/>
          </chart:series>
          <chart:series chart:style-name="ch9" chart:values-cell-range-address="VI.A38:VI.B38" chart:class="chart:scatter">
            <chart:data-point chart:repeated="2"/>
          </chart:series>
          <chart:series chart:style-name="ch10" chart:values-cell-range-address="VI.A39:VI.B39" chart:class="chart:scatter">
            <chart:data-point chart:repeated="2"/>
          </chart:series>
          <chart:series chart:style-name="ch11" chart:values-cell-range-address="VI.A40:VI.B40" chart:class="chart:scatter">
            <chart:data-point chart:repeated="2"/>
          </chart:series>
          <chart:series chart:style-name="ch12" chart:values-cell-range-address="VI.A41:VI.B41" chart:class="chart:scatter">
            <chart:data-point chart:repeated="2"/>
          </chart:series>
          <chart:series chart:style-name="ch13" chart:values-cell-range-address="VI.A42:VI.B42" chart:class="chart:scatter">
            <chart:data-point chart:repeated="2"/>
          </chart:series>
          <chart:series chart:style-name="ch14" chart:values-cell-range-address="VI.A43:VI.B43" chart:class="chart:scatter">
            <chart:data-point chart:repeated="2"/>
          </chart:series>
          <chart:series chart:style-name="ch15" chart:values-cell-range-address="VI.A45:VI.B45" chart:class="chart:scatter">
            <chart:data-point chart:repeated="2"/>
          </chart:series>
          <chart:series chart:style-name="ch16" chart:values-cell-range-address="VI.A46:VI.B46" chart:class="chart:scatter">
            <chart:data-point chart:repeated="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34:VI.B34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34:VI.B34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79554">
                <text:p>1.79554</text:p>
                <draw:g>
                  <svg:desc>VI.A35:VI.B35</svg:desc>
                </draw:g>
              </table:table-cell>
              <table:table-cell office:value-type="float" office:value="1.79554">
                <text:p>1.79554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716959">
                <text:p>0.0716959</text:p>
                <draw:g>
                  <svg:desc>VI.A36:VI.B36</svg:desc>
                </draw:g>
              </table:table-cell>
              <table:table-cell office:value-type="float" office:value="3.17627">
                <text:p>3.17627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-1.55164">
                <text:p>-1.55164</text:p>
                <draw:g>
                  <svg:desc>VI.A37:VI.B37</svg:desc>
                </draw:g>
              </table:table-cell>
              <table:table-cell office:value-type="float" office:value="4.19837">
                <text:p>4.19837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-1.55164">
                <text:p>-1.55164</text:p>
                <draw:g>
                  <svg:desc>VI.A38:VI.B38</svg:desc>
                </draw:g>
              </table:table-cell>
              <table:table-cell office:value-type="float" office:value="4.19837">
                <text:p>4.19837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-3.17497">
                <text:p>-3.17497</text:p>
                <draw:g>
                  <svg:desc>VI.A39:VI.B39</svg:desc>
                </draw:g>
              </table:table-cell>
              <table:table-cell office:value-type="float" office:value="5.22047">
                <text:p>5.22047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3.17627">
                <text:p>3.17627</text:p>
                <draw:g>
                  <svg:desc>VI.A40:VI.B40</svg:desc>
                </draw:g>
              </table:table-cell>
              <table:table-cell office:value-type="float" office:value="0.0716959">
                <text:p>0.07169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19837">
                <text:p>4.19837</text:p>
                <draw:g>
                  <svg:desc>VI.A41:VI.B41</svg:desc>
                </draw:g>
              </table:table-cell>
              <table:table-cell office:value-type="float" office:value="-1.55164">
                <text:p>-1.5516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4.19837">
                <text:p>4.19837</text:p>
                <draw:g>
                  <svg:desc>VI.A42:VI.B42</svg:desc>
                </draw:g>
              </table:table-cell>
              <table:table-cell office:value-type="float" office:value="-1.55164">
                <text:p>-1.55164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5.22047">
                <text:p>5.22047</text:p>
                <draw:g>
                  <svg:desc>VI.A43:VI.B43</svg:desc>
                </draw:g>
              </table:table-cell>
              <table:table-cell office:value-type="float" office:value="-3.17497">
                <text:p>-3.17497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-97.8057">
                <text:p>-97.8057</text:p>
                <draw:g>
                  <svg:desc>VI.A45:VI.B45</svg:desc>
                </draw:g>
              </table:table-cell>
              <table:table-cell office:value-type="float" office:value="12.1943">
                <text:p>12.1943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12.1943">
                <text:p>12.1943</text:p>
                <draw:g>
                  <svg:desc>VI.A46:VI.B46</svg:desc>
                </draw:g>
              </table:table-cell>
              <table:table-cell office:value-type="float" office:value="-97.8057">
                <text:p>-97.80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32.241cm" svg:height="19.114cm" xlink:href=".." xlink:type="simple" chart:class="chart:scatter" chart:row-mapping="0 1 2 3 4 5 6 7 8 9 10 11 12 13 14 15 16 17 18 19 20" chart:style-name="ch1">
        <chart:legend chart:legend-position="end" svg:x="29.708cm" svg:y="4.194cm" style:legend-expansion="high" chart:style-name="ch2"/>
        <chart:plot-area chart:style-name="ch3" table:cell-range-address="VI.A50:VI.B69 VI.A71:VI.B72" chart:data-source-has-labels="row" svg:x="1.094cm" svg:y="1.663cm" svg:width="27.326cm" svg:height="16.649cm">
          <chartooo:coordinate-region svg:x="2.048cm" svg:y="1.867cm" svg:width="26.127cm" svg:height="16.242cm"/>
          <chart:axis chart:dimension="x" chart:name="primary-x" chart:style-name="ch4" chartooo:axis-type="auto">
            <chart:categories table:cell-range-address="VI.A50:VI.B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VI.A51:VI.B51" chart:class="chart:scatter">
            <chart:domain table:cell-range-address="VI.A50:VI.B50"/>
            <chart:data-point chart:repeated="2"/>
          </chart:series>
          <chart:series chart:style-name="ch7" chart:values-cell-range-address="VI.A52:VI.B52" chart:class="chart:scatter">
            <chart:data-point chart:repeated="2"/>
          </chart:series>
          <chart:series chart:style-name="ch8" chart:values-cell-range-address="VI.A53:VI.B53" chart:class="chart:scatter">
            <chart:data-point chart:repeated="2"/>
          </chart:series>
          <chart:series chart:style-name="ch9" chart:values-cell-range-address="VI.A54:VI.B54" chart:class="chart:scatter">
            <chart:data-point chart:repeated="2"/>
          </chart:series>
          <chart:series chart:style-name="ch10" chart:values-cell-range-address="VI.A55:VI.B55" chart:class="chart:scatter">
            <chart:data-point chart:repeated="2"/>
          </chart:series>
          <chart:series chart:style-name="ch11" chart:values-cell-range-address="VI.A56:VI.B56" chart:class="chart:scatter">
            <chart:data-point chart:repeated="2"/>
          </chart:series>
          <chart:series chart:style-name="ch12" chart:values-cell-range-address="VI.A57:VI.B57" chart:class="chart:scatter">
            <chart:data-point chart:repeated="2"/>
          </chart:series>
          <chart:series chart:style-name="ch13" chart:values-cell-range-address="VI.A58:VI.B58" chart:class="chart:scatter">
            <chart:data-point chart:repeated="2"/>
          </chart:series>
          <chart:series chart:style-name="ch14" chart:values-cell-range-address="VI.A59:VI.B59" chart:class="chart:scatter">
            <chart:data-point chart:repeated="2"/>
          </chart:series>
          <chart:series chart:style-name="ch15" chart:values-cell-range-address="VI.A60:VI.B60" chart:class="chart:scatter">
            <chart:data-point chart:repeated="2"/>
          </chart:series>
          <chart:series chart:style-name="ch16" chart:values-cell-range-address="VI.A61:VI.B61" chart:class="chart:scatter">
            <chart:data-point chart:repeated="2"/>
          </chart:series>
          <chart:series chart:style-name="ch17" chart:values-cell-range-address="VI.A62:VI.B62" chart:class="chart:scatter">
            <chart:data-point chart:repeated="2"/>
          </chart:series>
          <chart:series chart:style-name="ch18" chart:values-cell-range-address="VI.A63:VI.B63" chart:class="chart:scatter">
            <chart:data-point chart:repeated="2"/>
          </chart:series>
          <chart:series chart:style-name="ch19" chart:values-cell-range-address="VI.A64:VI.B64" chart:class="chart:scatter">
            <chart:data-point chart:repeated="2"/>
          </chart:series>
          <chart:series chart:style-name="ch20" chart:values-cell-range-address="VI.A65:VI.B65" chart:class="chart:scatter">
            <chart:data-point chart:repeated="2"/>
          </chart:series>
          <chart:series chart:style-name="ch21" chart:values-cell-range-address="VI.A66:VI.B66" chart:class="chart:scatter">
            <chart:data-point chart:repeated="2"/>
          </chart:series>
          <chart:series chart:style-name="ch22" chart:values-cell-range-address="VI.A67:VI.B67" chart:class="chart:scatter">
            <chart:data-point chart:repeated="2"/>
          </chart:series>
          <chart:series chart:style-name="ch23" chart:values-cell-range-address="VI.A68:VI.B68" chart:class="chart:scatter">
            <chart:data-point chart:repeated="2"/>
          </chart:series>
          <chart:series chart:style-name="ch24" chart:values-cell-range-address="VI.A69:VI.B69" chart:class="chart:scatter">
            <chart:data-point chart:repeated="2"/>
          </chart:series>
          <chart:series chart:style-name="ch25" chart:values-cell-range-address="VI.A71:VI.B71" chart:class="chart:scatter">
            <chart:data-point chart:repeated="2"/>
          </chart:series>
          <chart:series chart:style-name="ch26" chart:values-cell-range-address="VI.A72:VI.B72" chart:class="chart:scatter">
            <chart:data-point chart:repeated="2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VI.A50:VI.B50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VI.A50:VI.B50</svg:desc>
                </draw:g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-13.4874">
                <text:p>-13.4874</text:p>
                <draw:g>
                  <svg:desc>VI.A51:VI.B51</svg:desc>
                </draw:g>
              </table:table-cell>
              <table:table-cell office:value-type="float" office:value="9.10277">
                <text:p>9.10277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-14.8794">
                <text:p>-14.8794</text:p>
                <draw:g>
                  <svg:desc>VI.A52:VI.B52</svg:desc>
                </draw:g>
              </table:table-cell>
              <table:table-cell office:value-type="float" office:value="9.29952">
                <text:p>9.29952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-16.1903">
                <text:p>-16.1903</text:p>
                <draw:g>
                  <svg:desc>VI.A53:VI.B53</svg:desc>
                </draw:g>
              </table:table-cell>
              <table:table-cell office:value-type="float" office:value="9.44517">
                <text:p>9.44517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-16.1903">
                <text:p>-16.1903</text:p>
                <draw:g>
                  <svg:desc>VI.A54:VI.B54</svg:desc>
                </draw:g>
              </table:table-cell>
              <table:table-cell office:value-type="float" office:value="9.44517">
                <text:p>9.44517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-17.5011">
                <text:p>-17.5011</text:p>
                <draw:g>
                  <svg:desc>VI.A55:VI.B55</svg:desc>
                </draw:g>
              </table:table-cell>
              <table:table-cell office:value-type="float" office:value="9.59082">
                <text:p>9.59082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-12.3725">
                <text:p>-12.3725</text:p>
                <draw:g>
                  <svg:desc>VI.A56:VI.B56</svg:desc>
                </draw:g>
              </table:table-cell>
              <table:table-cell office:value-type="float" office:value="8.85712">
                <text:p>8.85712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-11.5471">
                <text:p>-11.5471</text:p>
                <draw:g>
                  <svg:desc>VI.A57:VI.B57</svg:desc>
                </draw:g>
              </table:table-cell>
              <table:table-cell office:value-type="float" office:value="8.6258">
                <text:p>8.6258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-11.5471">
                <text:p>-11.5471</text:p>
                <draw:g>
                  <svg:desc>VI.A58:VI.B58</svg:desc>
                </draw:g>
              </table:table-cell>
              <table:table-cell office:value-type="float" office:value="8.6258">
                <text:p>8.6258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2.7631">
                <text:p>2.7631</text:p>
                <draw:g>
                  <svg:desc>VI.A59:VI.B59</svg:desc>
                </draw:g>
              </table:table-cell>
              <table:table-cell office:value-type="float" office:value="2.7631">
                <text:p>2.7631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-10.7218">
                <text:p>-10.7218</text:p>
                <draw:g>
                  <svg:desc>VI.A60:VI.B60</svg:desc>
                </draw:g>
              </table:table-cell>
              <table:table-cell office:value-type="float" office:value="8.39447">
                <text:p>8.39447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9.10277">
                <text:p>9.10277</text:p>
                <draw:g>
                  <svg:desc>VI.A61:VI.B61</svg:desc>
                </draw:g>
              </table:table-cell>
              <table:table-cell office:value-type="float" office:value="-13.4874">
                <text:p>-13.4874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8.85712">
                <text:p>8.85712</text:p>
                <draw:g>
                  <svg:desc>VI.A62:VI.B62</svg:desc>
                </draw:g>
              </table:table-cell>
              <table:table-cell office:value-type="float" office:value="-12.3725">
                <text:p>-12.3725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8.6258">
                <text:p>8.6258</text:p>
                <draw:g>
                  <svg:desc>VI.A63:VI.B63</svg:desc>
                </draw:g>
              </table:table-cell>
              <table:table-cell office:value-type="float" office:value="-11.5471">
                <text:p>-11.5471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8.6258">
                <text:p>8.6258</text:p>
                <draw:g>
                  <svg:desc>VI.A64:VI.B64</svg:desc>
                </draw:g>
              </table:table-cell>
              <table:table-cell office:value-type="float" office:value="-11.5471">
                <text:p>-11.5471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8.39447">
                <text:p>8.39447</text:p>
                <draw:g>
                  <svg:desc>VI.A65:VI.B65</svg:desc>
                </draw:g>
              </table:table-cell>
              <table:table-cell office:value-type="float" office:value="-10.7218">
                <text:p>-10.7218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9.29952">
                <text:p>9.29952</text:p>
                <draw:g>
                  <svg:desc>VI.A66:VI.B66</svg:desc>
                </draw:g>
              </table:table-cell>
              <table:table-cell office:value-type="float" office:value="-14.8794">
                <text:p>-14.8794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9.44517">
                <text:p>9.44517</text:p>
                <draw:g>
                  <svg:desc>VI.A67:VI.B67</svg:desc>
                </draw:g>
              </table:table-cell>
              <table:table-cell office:value-type="float" office:value="-16.1903">
                <text:p>-16.1903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9.44517">
                <text:p>9.44517</text:p>
                <draw:g>
                  <svg:desc>VI.A68:VI.B68</svg:desc>
                </draw:g>
              </table:table-cell>
              <table:table-cell office:value-type="float" office:value="-16.1903">
                <text:p>-16.1903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9.59082">
                <text:p>9.59082</text:p>
                <draw:g>
                  <svg:desc>VI.A69:VI.B69</svg:desc>
                </draw:g>
              </table:table-cell>
              <table:table-cell office:value-type="float" office:value="-17.5011">
                <text:p>-17.5011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-98.2942">
                <text:p>-98.2942</text:p>
                <draw:g>
                  <svg:desc>VI.A71:VI.B71</svg:desc>
                </draw:g>
              </table:table-cell>
              <table:table-cell office:value-type="float" office:value="11.7058">
                <text:p>11.7058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11.7058">
                <text:p>11.7058</text:p>
                <draw:g>
                  <svg:desc>VI.A72:VI.B72</svg:desc>
                </draw:g>
              </table:table-cell>
              <table:table-cell office:value-type="float" office:value="-98.2942">
                <text:p>-98.294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scatter" chart:style-name="ch1">
        <chart:legend chart:legend-position="end" svg:x="13.655cm" svg:y="3.172cm" style:legend-expansion="high" chart:style-name="ch2"/>
        <chart:plot-area chart:style-name="ch3" table:cell-range-address="PBVI.A2:PBVI.B7" chart:data-source-has-labels="row" svg:x="0.769cm" svg:y="0.851cm" svg:width="12.248cm" svg:height="7.525cm">
          <chartooo:coordinate-region svg:x="1.723cm" svg:y="1.055cm" svg:width="11.049cm" svg:height="7.119cm"/>
          <chart:axis chart:dimension="x" chart:name="primary-x" chart:style-name="ch4" chartooo:axis-type="auto">
            <chart:categories table:cell-range-address="PBVI.A2:PBVI.B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3:PBVI.B3" chart:class="chart:scatter">
            <chart:domain table:cell-range-address="PBVI.A2:PBVI.B2"/>
            <chart:data-point chart:repeated="2"/>
          </chart:series>
          <chart:series chart:style-name="ch7" chart:values-cell-range-address="PBVI.A4:PBVI.B4" chart:class="chart:scatter">
            <chart:data-point chart:repeated="2"/>
          </chart:series>
          <chart:series chart:style-name="ch8" chart:values-cell-range-address="PBVI.A5:PBVI.B5" chart:class="chart:scatter">
            <chart:data-point chart:repeated="2"/>
          </chart:series>
          <chart:series chart:style-name="ch9" chart:values-cell-range-address="PBVI.A6:PBVI.B6" chart:class="chart:scatter">
            <chart:data-point chart:repeated="2"/>
          </chart:series>
          <chart:series chart:style-name="ch10" chart:values-cell-range-address="PBVI.A7:PBVI.B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2:PBVI.B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PBVI.A3:PBVI.B3</svg:desc>
                </draw:g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-100">
                <text:p>-100</text:p>
                <draw:g>
                  <svg:desc>PBVI.A4:PBVI.B4</svg:desc>
                </draw:g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PBVI.A5:PBVI.B5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PBVI.A6:PBVI.B6</svg:desc>
                </draw:g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-1">
                <text:p>-1</text:p>
                <draw:g>
                  <svg:desc>PBVI.A7:PBVI.B7</svg:desc>
                </draw:g>
              </table:table-cell>
              <table:table-cell office:value-type="float" office:value="-1">
                <text:p>-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style-name="ch1">
        <chart:legend chart:legend-position="end" svg:x="13.466cm" svg:y="2.92cm" style:legend-expansion="high" chart:style-name="ch2"/>
        <chart:plot-area chart:style-name="ch3" table:cell-range-address="PBVI.A12:PBVI.B18" chart:data-source-has-labels="row" svg:x="0.769cm" svg:y="0.851cm" svg:width="12.059cm" svg:height="7.526cm">
          <chartooo:coordinate-region svg:x="1.723cm" svg:y="1.055cm" svg:width="10.86cm" svg:height="7.12cm"/>
          <chart:axis chart:dimension="x" chart:name="primary-x" chart:style-name="ch4" chartooo:axis-type="auto">
            <chart:categories table:cell-range-address="PBVI.A12:PBVI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13:PBVI.B13" chart:class="chart:scatter">
            <chart:domain table:cell-range-address="PBVI.A12:PBVI.B12"/>
            <chart:data-point chart:repeated="2"/>
          </chart:series>
          <chart:series chart:style-name="ch7" chart:values-cell-range-address="PBVI.A14:PBVI.B14" chart:class="chart:scatter">
            <chart:data-point chart:repeated="2"/>
          </chart:series>
          <chart:series chart:style-name="ch8" chart:values-cell-range-address="PBVI.A15:PBVI.B15" chart:class="chart:scatter">
            <chart:data-point chart:repeated="2"/>
          </chart:series>
          <chart:series chart:style-name="ch9" chart:values-cell-range-address="PBVI.A16:PBVI.B16" chart:class="chart:scatter">
            <chart:data-point chart:repeated="2"/>
          </chart:series>
          <chart:series chart:style-name="ch10" chart:values-cell-range-address="PBVI.A17:PBVI.B17" chart:class="chart:scatter">
            <chart:data-point chart:repeated="2"/>
          </chart:series>
          <chart:series chart:style-name="ch11" chart:values-cell-range-address="PBVI.A18:PBVI.B18" chart:class="chart:scatte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12:PBVI.B1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PBVI.A13:PBVI.B13</svg:desc>
                </draw:g>
              </table:table-cell>
              <table:table-cell office:value-type="float" office:value="-100.95">
                <text:p>-100.9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-100.95">
                <text:p>-100.95</text:p>
                <draw:g>
                  <svg:desc>PBVI.A14:PBVI.B14</svg:desc>
                </draw:g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-16.0575">
                <text:p>-16.0575</text:p>
                <draw:g>
                  <svg:desc>PBVI.A15:PBVI.B15</svg:desc>
                </draw:g>
              </table:table-cell>
              <table:table-cell office:value-type="float" office:value="6.9325">
                <text:p>6.9325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6.9325">
                <text:p>6.9325</text:p>
                <draw:g>
                  <svg:desc>PBVI.A16:PBVI.B16</svg:desc>
                </draw:g>
              </table:table-cell>
              <table:table-cell office:value-type="float" office:value="-16.0575">
                <text:p>-16.0575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-1.95">
                <text:p>-1.95</text:p>
                <draw:g>
                  <svg:desc>PBVI.A17:PBVI.B17</svg:desc>
                </draw:g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9.05">
                <text:p>9.05</text:p>
                <draw:g>
                  <svg:desc>PBVI.A18:PBVI.B18</svg:desc>
                </draw:g>
              </table:table-cell>
              <table:table-cell office:value-type="float" office:value="-100.95">
                <text:p>-100.9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style-name="ch1">
        <chart:legend chart:legend-position="end" svg:x="13.466cm" svg:y="3.173cm" style:legend-expansion="high" chart:style-name="ch2"/>
        <chart:plot-area chart:style-name="ch3" table:cell-range-address="PBVI.A22:PBVI.B27" chart:data-source-has-labels="row" svg:x="0.769cm" svg:y="0.851cm" svg:width="12.059cm" svg:height="7.526cm">
          <chartooo:coordinate-region svg:x="1.723cm" svg:y="1.055cm" svg:width="10.86cm" svg:height="7.12cm"/>
          <chart:axis chart:dimension="x" chart:name="primary-x" chart:style-name="ch4" chartooo:axis-type="auto">
            <chart:categories table:cell-range-address="PBVI.A22:PBVI.B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23:PBVI.B23" chart:class="chart:scatter">
            <chart:domain table:cell-range-address="PBVI.A22:PBVI.B22"/>
            <chart:data-point chart:repeated="2"/>
          </chart:series>
          <chart:series chart:style-name="ch7" chart:values-cell-range-address="PBVI.A24:PBVI.B24" chart:class="chart:scatter">
            <chart:data-point chart:repeated="2"/>
          </chart:series>
          <chart:series chart:style-name="ch8" chart:values-cell-range-address="PBVI.A25:PBVI.B25" chart:class="chart:scatter">
            <chart:data-point chart:repeated="2"/>
          </chart:series>
          <chart:series chart:style-name="ch9" chart:values-cell-range-address="PBVI.A26:PBVI.B26" chart:class="chart:scatter">
            <chart:data-point chart:repeated="2"/>
          </chart:series>
          <chart:series chart:style-name="ch10" chart:values-cell-range-address="PBVI.A27:PBVI.B2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22:PBVI.B2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8.1475">
                <text:p>8.1475</text:p>
                <draw:g>
                  <svg:desc>PBVI.A23:PBVI.B23</svg:desc>
                </draw:g>
              </table:table-cell>
              <table:table-cell office:value-type="float" office:value="-101.852">
                <text:p>-101.852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-101.852">
                <text:p>-101.852</text:p>
                <draw:g>
                  <svg:desc>PBVI.A24:PBVI.B24</svg:desc>
                </draw:g>
              </table:table-cell>
              <table:table-cell office:value-type="float" office:value="8.1475">
                <text:p>8.1475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PBVI.A25:PBVI.B25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PBVI.A26:PBVI.B26</svg:desc>
                </draw:g>
              </table:table-cell>
              <table:table-cell office:value-type="float" office:value="2.3098">
                <text:p>2.3098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2.3098">
                <text:p>2.3098</text:p>
                <draw:g>
                  <svg:desc>PBVI.A27:PBVI.B27</svg:desc>
                </draw:g>
              </table:table-cell>
              <table:table-cell office:value-type="float" office:value="2.3098">
                <text:p>2.30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76cm" xlink:href=".." xlink:type="simple" chart:class="chart:scatter" chart:style-name="ch1">
        <chart:legend chart:legend-position="end" svg:x="13.466cm" svg:y="3.173cm" style:legend-expansion="high" chart:style-name="ch2"/>
        <chart:plot-area chart:style-name="ch3" table:cell-range-address="PBVI.A32:PBVI.B37" chart:data-source-has-labels="row" svg:x="0.769cm" svg:y="0.851cm" svg:width="12.059cm" svg:height="7.526cm">
          <chartooo:coordinate-region svg:x="1.723cm" svg:y="1.055cm" svg:width="10.86cm" svg:height="7.12cm"/>
          <chart:axis chart:dimension="x" chart:name="primary-x" chart:style-name="ch4" chartooo:axis-type="auto">
            <chart:categories table:cell-range-address="PBVI.A32:PBVI.B3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BVI.A33:PBVI.B33" chart:class="chart:scatter">
            <chart:domain table:cell-range-address="PBVI.A32:PBVI.B32"/>
            <chart:data-point chart:repeated="2"/>
          </chart:series>
          <chart:series chart:style-name="ch7" chart:values-cell-range-address="PBVI.A34:PBVI.B34" chart:class="chart:scatter">
            <chart:data-point chart:repeated="2"/>
          </chart:series>
          <chart:series chart:style-name="ch8" chart:values-cell-range-address="PBVI.A35:PBVI.B35" chart:class="chart:scatter">
            <chart:data-point chart:repeated="2"/>
          </chart:series>
          <chart:series chart:style-name="ch9" chart:values-cell-range-address="PBVI.A36:PBVI.B36" chart:class="chart:scatter">
            <chart:data-point chart:repeated="2"/>
          </chart:series>
          <chart:series chart:style-name="ch10" chart:values-cell-range-address="PBVI.A37:PBVI.B37" chart:class="chart:scatte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PBVI.A32:PBVI.B32</svg:desc>
                </draw:g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12.1943">
                <text:p>12.1943</text:p>
                <draw:g>
                  <svg:desc>PBVI.A33:PBVI.B33</svg:desc>
                </draw:g>
              </table:table-cell>
              <table:table-cell office:value-type="float" office:value="-97.8057">
                <text:p>-97.8057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-97.8057">
                <text:p>-97.8057</text:p>
                <draw:g>
                  <svg:desc>PBVI.A34:PBVI.B34</svg:desc>
                </draw:g>
              </table:table-cell>
              <table:table-cell office:value-type="float" office:value="12.1943">
                <text:p>12.1943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1.19431">
                <text:p>1.19431</text:p>
                <draw:g>
                  <svg:desc>PBVI.A35:PBVI.B35</svg:desc>
                </draw:g>
              </table:table-cell>
              <table:table-cell office:value-type="float" office:value="1.19431">
                <text:p>1.1943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1.19431">
                <text:p>1.19431</text:p>
                <draw:g>
                  <svg:desc>PBVI.A36:PBVI.B36</svg:desc>
                </draw:g>
              </table:table-cell>
              <table:table-cell office:value-type="float" office:value="1.19431">
                <text:p>1.19431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1.19431">
                <text:p>1.19431</text:p>
                <draw:g>
                  <svg:desc>PBVI.A37:PBVI.B37</svg:desc>
                </draw:g>
              </table:table-cell>
              <table:table-cell office:value-type="float" office:value="1.19431">
                <text:p>1.194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MacOSX_X86_64 LibreOffice_project/3be8cda0bddd8e430d8cda1ebfd581265cca5a0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